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62cm" svg:height="15.626cm" svg:x="1.005cm" svg:y="1.15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9-19T15:35:11.452713499</dc:date>
    <meta:editing-cycles>28</meta:editing-cycles>
    <meta:editing-duration>PT1H24M38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4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20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20pt" style:font-size-asian="2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63cm" svg:height="15.627cm" xlink:href="." xlink:type="simple" chart:class="chart:scatter" chart:style-name="ch1">
        <chart:plot-area chart:style-name="ch2" chart:data-source-has-labels="both" svg:x="0.339cm" svg:y="1.843cm" svg:width="14.764cm" svg:height="13.472cm">
          <chartooo:coordinate-region svg:x="0.564cm" svg:y="2.122cm" svg:width="14.392cm" svg:height="12.915cm"/>
          <chart:axis chart:dimension="x" chart:name="primary-x" chart:style-name="ch3" chartooo:axis-type="auto">
            <chart:categories table:cell-range-address="local-table.$A$2:.$A$13"/>
          </chart:axis>
          <chart:axis chart:dimension="x" chart:name="secondary-x" chart:style-name="ch4">
            <chart:title svg:x="7.197cm" svg:y="0.313cm" chart:style-name="ch5">
              <text:p>Im</text:p>
            </chart:title>
          </chart:axis>
          <chart:axis chart:dimension="y" chart:name="primary-y" chart:style-name="ch3"/>
          <chart:axis chart:dimension="y" chart:name="secondary-y" chart:style-name="ch4">
            <chart:title svg:x="15.443cm" svg:y="7.97cm" chart:style-name="ch5">
              <text:p>Re</text:p>
            </chart:title>
          </chart:axis>
          <chart:series chart:attached-axis="primary-y"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[Z]</text:p>
              </table:table-cell>
            </table:table-row>
          </table:table-header-rows>
          <table:table-rows>
            <table:table-row>
              <table:table-cell office:value-type="string">
                <text:p>z(4.9) </text:p>
              </table:table-cell>
              <table:table-cell office:value-type="float" office:value="1.4701884823764E-015">
                <text:p>1.4701884823764E-015</text:p>
              </table:table-cell>
              <table:table-cell office:value-type="float" office:value="-24.01">
                <text:p>-24.01</text:p>
              </table:table-cell>
            </table:table-row>
            <table:table-row>
              <table:table-cell office:value-type="string">
                <text:p>z(0) 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z(1) 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z(2) 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z(3) </text:p>
              </table:table-cell>
              <table:table-cell office:value-type="float" office:value="5.51091059616309E-016">
                <text:p>5.51091059616309E-01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z(4) </text:p>
              </table:table-cell>
              <table:table-cell office:value-type="float" office:value="9.79717439317883E-016">
                <text:p>9.79717439317883E-0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